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2.0366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654in"/>
    </style:style>
    <style:style style:name="co10" style:family="table-column">
      <style:table-column-properties fo:break-before="auto" style:column-width="2.0799in"/>
    </style:style>
    <style:style style:name="co11" style:family="table-column">
      <style:table-column-properties fo:break-before="auto" style:column-width="1.972in"/>
    </style:style>
    <style:style style:name="co12" style:family="table-column">
      <style:table-column-properties fo:break-before="auto" style:column-width="1.9083in"/>
    </style:style>
    <style:style style:name="co13" style:family="table-column">
      <style:table-column-properties fo:break-before="auto" style:column-width="2.2189in"/>
    </style:style>
    <style:style style:name="co14" style:family="table-column">
      <style:table-column-properties fo:break-before="auto" style:column-width="1.661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vapo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8" table:default-cell-style-name="ce3"/>
        <table:table-row table:style-name="ro1">
          <table:table-cell table:style-name="ce1" office:value-type="string" calcext:value-type="string">
            <text:p>Pressão (bar)</text:p>
          </table:table-cell>
          <table:table-cell table:style-name="ce1" office:value-type="string" calcext:value-type="string">
            <text:p>Pressão(Pa)</text:p>
          </table:table-cell>
          <table:table-cell table:style-name="ce1" office:value-type="string" calcext:value-type="string">
            <text:p>Temperatura(ºC)</text:p>
          </table:table-cell>
          <table:table-cell table:style-name="ce1" office:value-type="string" calcext:value-type="string">
            <text:p>Temperatura(K)</text:p>
          </table:table-cell>
          <table:table-cell table:style-name="ce1" office:value-type="string" calcext:value-type="string">
            <text:p>Estado Físico</text:p>
          </table:table-cell>
          <table:table-cell table:style-name="ce1" office:value-type="string" calcext:value-type="string">
            <text:p>Entalpia</text:p>
          </table:table-cell>
          <table:table-cell table:style-name="ce1" office:value-type="string" calcext:value-type="string">
            <text:p>Densidade</text:p>
          </table:table-cell>
          <table:table-cell table:style-name="ce4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A2]*100000" office:value-type="float" office:value="2100000" calcext:value-type="float">
            <text:p>2100000</text:p>
          </table:table-cell>
          <table:table-cell table:style-name="ce1" office:value-type="float" office:value="214.84" calcext:value-type="float">
            <text:p>214.84</text:p>
          </table:table-cell>
          <table:table-cell table:style-name="ce1" table:formula="of:=[.C2]+273.15" office:value-type="float" office:value="487.99" calcext:value-type="float">
            <text:p>487.99</text:p>
          </table:table-cell>
          <table:table-cell table:style-name="ce1" office:value-type="string" calcext:value-type="string">
            <text:p>Vapor</text:p>
          </table:table-cell>
          <table:table-cell table:style-name="ce1" office:value-type="float" office:value="2796.7" calcext:value-type="float">
            <text:p>2796.7</text:p>
          </table:table-cell>
          <table:table-cell table:style-name="ce1" office:value-type="float" office:value="10.531" calcext:value-type="float">
            <text:p>10.531</text:p>
          </table:table-cell>
          <table:table-cell table:style-name="ce4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A3]*100000" office:value-type="float" office:value="2200000" calcext:value-type="float">
            <text:p>2200000</text:p>
          </table:table-cell>
          <table:table-cell table:style-name="ce1" office:value-type="float" office:value="217.23" calcext:value-type="float">
            <text:p>217.23</text:p>
          </table:table-cell>
          <table:table-cell table:style-name="ce1" table:formula="of:=[.C3]+273.15" office:value-type="float" office:value="490.38" calcext:value-type="float">
            <text:p>490.38</text:p>
          </table:table-cell>
          <table:table-cell table:style-name="ce1" office:value-type="string" calcext:value-type="string">
            <text:p>Vapor</text:p>
          </table:table-cell>
          <table:table-cell table:style-name="ce1" office:value-type="float" office:value="2797.6" calcext:value-type="float">
            <text:p>2797.6</text:p>
          </table:table-cell>
          <table:table-cell table:style-name="ce1" office:value-type="float" office:value="11.023" calcext:value-type="float">
            <text:p>11.023</text:p>
          </table:table-cell>
          <table:table-cell table:style-name="ce4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A4]*100000" office:value-type="float" office:value="2500000" calcext:value-type="float">
            <text:p>2500000</text:p>
          </table:table-cell>
          <table:table-cell table:style-name="ce1" office:value-type="float" office:value="223.93" calcext:value-type="float">
            <text:p>223.93</text:p>
          </table:table-cell>
          <table:table-cell table:style-name="ce1" table:formula="of:=[.C4]+273.15" office:value-type="float" office:value="497.08" calcext:value-type="float">
            <text:p>497.08</text:p>
          </table:table-cell>
          <table:table-cell table:style-name="ce1" office:value-type="string" calcext:value-type="string">
            <text:p>Vapor</text:p>
          </table:table-cell>
          <table:table-cell table:style-name="ce1" office:value-type="float" office:value="2799.5" calcext:value-type="float">
            <text:p>2799.5</text:p>
          </table:table-cell>
          <table:table-cell table:style-name="ce1" office:value-type="float" office:value="12.504" calcext:value-type="float">
            <text:p>12.504</text:p>
          </table:table-cell>
          <table:table-cell table:style-name="ce4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A5]*100000" office:value-type="float" office:value="2700000" calcext:value-type="float">
            <text:p>2700000</text:p>
          </table:table-cell>
          <table:table-cell table:style-name="ce1" office:value-type="float" office:value="228.05" calcext:value-type="float">
            <text:p>228.05</text:p>
          </table:table-cell>
          <table:table-cell table:style-name="ce1" table:formula="of:=[.C5]+273.15" office:value-type="float" office:value="501.2" calcext:value-type="float">
            <text:p>501.2</text:p>
          </table:table-cell>
          <table:table-cell table:style-name="ce1" office:value-type="string" calcext:value-type="string">
            <text:p>Vapor</text:p>
          </table:table-cell>
          <table:table-cell table:style-name="ce1" office:value-type="float" office:value="2800.3" calcext:value-type="float">
            <text:p>2800.3</text:p>
          </table:table-cell>
          <table:table-cell table:style-name="ce1" office:value-type="float" office:value="13.497" calcext:value-type="float">
            <text:p>13.497</text:p>
          </table:table-cell>
          <table:table-cell table:style-name="ce4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A6]*100000" office:value-type="float" office:value="3000000" calcext:value-type="float">
            <text:p>3000000</text:p>
          </table:table-cell>
          <table:table-cell table:style-name="ce1" office:value-type="float" office:value="233.83" calcext:value-type="float">
            <text:p>233.83</text:p>
          </table:table-cell>
          <table:table-cell table:style-name="ce1" table:formula="of:=[.C6]+273.15" office:value-type="float" office:value="506.98" calcext:value-type="float">
            <text:p>506.98</text:p>
          </table:table-cell>
          <table:table-cell table:style-name="ce1" office:value-type="string" calcext:value-type="string">
            <text:p>Vapor</text:p>
          </table:table-cell>
          <table:table-cell table:style-name="ce1" office:value-type="float" office:value="2800.9" calcext:value-type="float">
            <text:p>2800.9</text:p>
          </table:table-cell>
          <table:table-cell table:style-name="ce1" office:value-type="float" office:value="14.995" calcext:value-type="float">
            <text:p>14.995</text:p>
          </table:table-cell>
          <table:table-cell table:style-name="ce4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"/>
          <table:table-cell table:style-name="ce1"/>
          <table:table-cell table:style-name="ce2" table:number-columns-repeated="5"/>
          <table:table-cell table:style-name="ce4" table:number-columns-repeated="6"/>
          <table:table-cell table:number-columns-repeated="2"/>
        </table:table-row>
        <table:table-row table:style-name="ro1" table:number-rows-repeated="3">
          <table:table-cell table:style-name="Default" table:number-columns-repeated="7"/>
          <table:table-cell table:style-name="ce4" table:number-columns-repeated="6"/>
          <table:table-cell table:number-columns-repeated="2"/>
        </table:table-row>
        <table:table-row table:style-name="ro2" table:number-rows-repeated="3">
          <table:table-cell table:style-name="Default" table:number-columns-repeated="7"/>
          <table:table-cell table:number-columns-repeated="8"/>
        </table:table-row>
        <table:table-row table:style-name="ro2" table:number-rows-repeated="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liquido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Pressão (bar)</text:p>
          </table:table-cell>
          <table:table-cell office:value-type="string" calcext:value-type="string">
            <text:p>Pressão(Pa)</text:p>
          </table:table-cell>
          <table:table-cell office:value-type="string" calcext:value-type="string">
            <text:p>Temperatura(ºC)</text:p>
          </table:table-cell>
          <table:table-cell office:value-type="string" calcext:value-type="string">
            <text:p>Temperatura(K)</text:p>
          </table:table-cell>
          <table:table-cell office:value-type="string" calcext:value-type="string">
            <text:p>Estado Físico</text:p>
          </table:table-cell>
          <table:table-cell office:value-type="string" calcext:value-type="string">
            <text:p>Entalpia</text:p>
          </table:table-cell>
          <table:table-cell office:value-type="string" calcext:value-type="string">
            <text:p>Densidad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]*100000" office:value-type="float" office:value="2100000" calcext:value-type="float">
            <text:p>2100000</text:p>
          </table:table-cell>
          <table:table-cell office:value-type="float" office:value="214.84" calcext:value-type="float">
            <text:p>214.84</text:p>
          </table:table-cell>
          <table:table-cell table:formula="of:=[.C2]+273.15" office:value-type="float" office:value="487.99" calcext:value-type="float">
            <text:p>487.99</text:p>
          </table:table-cell>
          <table:table-cell office:value-type="string" calcext:value-type="string">
            <text:p>Líquido</text:p>
          </table:table-cell>
          <table:table-cell office:value-type="float" office:value="919.39" calcext:value-type="float">
            <text:p>919.39</text:p>
          </table:table-cell>
          <table:table-cell office:value-type="float" office:value="846.68" calcext:value-type="float">
            <text:p>846.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3]*100000" office:value-type="float" office:value="2200000" calcext:value-type="float">
            <text:p>2200000</text:p>
          </table:table-cell>
          <table:table-cell office:value-type="float" office:value="217.23" calcext:value-type="float">
            <text:p>217.23</text:p>
          </table:table-cell>
          <table:table-cell table:formula="of:=[.C3]+273.15" office:value-type="float" office:value="490.38" calcext:value-type="float">
            <text:p>490.38</text:p>
          </table:table-cell>
          <table:table-cell office:value-type="string" calcext:value-type="string">
            <text:p>Líquido</text:p>
          </table:table-cell>
          <table:table-cell office:value-type="float" office:value="930.37" calcext:value-type="float">
            <text:p>930.37</text:p>
          </table:table-cell>
          <table:table-cell office:value-type="float" office:value="843.71" calcext:value-type="float">
            <text:p>843.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4]*100000" office:value-type="float" office:value="2500000" calcext:value-type="float">
            <text:p>2500000</text:p>
          </table:table-cell>
          <table:table-cell office:value-type="float" office:value="223.93" calcext:value-type="float">
            <text:p>223.93</text:p>
          </table:table-cell>
          <table:table-cell table:formula="of:=[.C4]+273.15" office:value-type="float" office:value="497.08" calcext:value-type="float">
            <text:p>497.08</text:p>
          </table:table-cell>
          <table:table-cell office:value-type="string" calcext:value-type="string">
            <text:p>Líquido</text:p>
          </table:table-cell>
          <table:table-cell office:value-type="float" office:value="961.37" calcext:value-type="float">
            <text:p>961.37</text:p>
          </table:table-cell>
          <table:table-cell office:value-type="float" office:value="835.21" calcext:value-type="float">
            <text:p>835.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5]*100000" office:value-type="float" office:value="2700000" calcext:value-type="float">
            <text:p>2700000</text:p>
          </table:table-cell>
          <table:table-cell office:value-type="float" office:value="228.05" calcext:value-type="float">
            <text:p>228.05</text:p>
          </table:table-cell>
          <table:table-cell table:formula="of:=[.C5]+273.15" office:value-type="float" office:value="501.2" calcext:value-type="float">
            <text:p>501.2</text:p>
          </table:table-cell>
          <table:table-cell office:value-type="string" calcext:value-type="string">
            <text:p>Líquido</text:p>
          </table:table-cell>
          <table:table-cell office:value-type="float" office:value="980.64" calcext:value-type="float">
            <text:p>980.64</text:p>
          </table:table-cell>
          <table:table-cell office:value-type="float" office:value="829.83" calcext:value-type="float">
            <text:p>829.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6]*100000" office:value-type="float" office:value="3000000" calcext:value-type="float">
            <text:p>3000000</text:p>
          </table:table-cell>
          <table:table-cell office:value-type="float" office:value="233.83" calcext:value-type="float">
            <text:p>233.83</text:p>
          </table:table-cell>
          <table:table-cell table:formula="of:=[.C6]+273.15" office:value-type="float" office:value="506.98" calcext:value-type="float">
            <text:p>506.98</text:p>
          </table:table-cell>
          <table:table-cell office:value-type="string" calcext:value-type="string">
            <text:p>Líquido</text:p>
          </table:table-cell>
          <table:table-cell office:value-type="float" office:value="1007.8" calcext:value-type="float">
            <text:p>1007.8</text:p>
          </table:table-cell>
          <table:table-cell office:value-type="float" office:value="822.12" calcext:value-type="float">
            <text:p>822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Nimbus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6:02:50.216760664</meta:creation-date>
    <dc:date>2023-05-26T16:15:29.044864971</dc:date>
    <meta:editing-duration>PT12M32S</meta:editing-duration>
    <meta:editing-cycles>15</meta:editing-cycles>
    <meta:generator>LibreOffice/7.4.7.2$Linux_X86_64 LibreOffice_project/40$Build-2</meta:generator>
    <meta:document-statistic meta:table-count="2" meta:cell-count="84" meta:object-count="0"/>
  </office:meta>
</office:document-meta>
</file>